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eroCopyHandler.handle( ServerHttpRequest request , ServerHttp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ZeroCopyIntegrationTests.zeroCopy( HttpServer httpSer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ZeroCopyIntegrationTests.createHttp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